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2559" officeooo:paragraph-rsid="000b255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2559" officeooo:paragraph-rsid="000b2559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b2559" officeooo:paragraph-rsid="000b2559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b2559" officeooo:paragraph-rsid="000b2559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e5600" officeooo:paragraph-rsid="000e5600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f8ebb" officeooo:paragraph-rsid="000f8e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5600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zza di scaletta</text:p>
      <text:p text:style-name="P1"/>
      <text:list xml:id="list3298172129" text:style-name="L1">
        <text:list-item>
          <text:p text:style-name="P3">Introduzione</text:p>
        </text:list-item>
        <text:list-item>
          <text:p text:style-name="P4"><text:span text:style-name="T1">Stato dell’arte </text:span></text:p>
          <text:list>
            <text:list-item>
              <text:p text:style-name="P5">Strategie di esplorazione</text:p>
            </text:list-item>
            <text:list-item>
              <text:p text:style-name="P5">Meccanismi di coordinazione </text:p>
              <text:list>
                <text:list-item>
                  <text:p text:style-name="P5">Vari meccanismi </text:p>
                </text:list-item>
                <text:list-item>
                  <text:p text:style-name="P5">Tesi Cattaneo<text:tab/></text:p>
                </text:list-item>
              </text:list>
            </text:list-item>
          </text:list>
        </text:list-item>
        <text:list-item>
          <text:p text:style-name="P3">Impostazione del problema di ricerca</text:p>
          <text:list>
            <text:list-item>
              <text:p text:style-name="P4">Problema dell’esplorazione </text:p>
              <text:list>
                <text:list-item>
                  <text:p text:style-name="P4">Configurazione del team</text:p>
                </text:list-item>
                <text:list-item>
                  <text:p text:style-name="P4">Ambienti</text:p>
                </text:list-item>
              </text:list>
            </text:list-item>
            <text:list-item>
              <text:p text:style-name="P4">Strategi<text:span text:style-name="T2">a</text:span> di esplorazione (frontier-based)</text:p>
            </text:list-item>
            <text:list-item>
              <text:p text:style-name="P4">Meccanismi di coordinazione </text:p>
              <text:list>
                <text:list-item>
                  <text:p text:style-name="P6">Buddy e Reserve</text:p>
                </text:list-item>
                <text:list-item>
                  <text:p text:style-name="P6">Proattività</text:p>
                </text:list-item>
              </text:list>
            </text:list-item>
          </text:list>
        </text:list-item>
        <text:list-item>
          <text:p text:style-name="P3">Progetto logico della soluzione</text:p>
          <text:list>
            <text:list-item>
              <text:p text:style-name="P4">Presentazione dei differenti grafi </text:p>
            </text:list-item>
            <text:list-item>
              <text:p text:style-name="P4">Metriche sui grafi </text:p>
            </text:list-item>
            <text:list-item>
              <text:p text:style-name="P4">Interference, availability ed epsilon</text:p>
            </text:list-item>
          </text:list>
        </text:list-item>
        <text:list-item>
          <text:p text:style-name="P3">Architettura del sistema</text:p>
          <text:list>
            <text:list-item>
              <text:p text:style-name="P4">Buddy e Reserve (? Essendomi sempre confrontato con quelli di Cattaneo, non so se includerli)</text:p>
            </text:list-item>
            <text:list-item>
              <text:p text:style-name="P4">Proactive Buddy e Proactive Reserve di Cattaneo</text:p>
            </text:list-item>
            <text:list-item>
              <text:p text:style-name="P4">Proactive Buddy e Proactive Reserve con i grafi</text:p>
            </text:list-item>
          </text:list>
        </text:list-item>
        <text:list-item>
          <text:p text:style-name="P3">Realizzazioni sperimentali e valutazioni</text:p>
          <text:list>
            <text:list-item>
              <text:p text:style-name="P4">Analisi risultati per ambiente</text:p>
            </text:list-item>
            <text:list-item>
              <text:p text:style-name="P4">Analisi variazioni interference, availability ed epsilon</text:p>
            </text:list-item>
            <text:list-item>
              <text:p text:style-name="P4">Analisi risultati per team size con sistema dei punti</text:p>
            </text:list-item>
          </text:list>
        </text:list-item>
        <text:list-item>
          <text:p text:style-name="P3">Conclusioni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0T10:02:22.767136965</meta:creation-date>
    <dc:date>2020-02-28T10:18:20.667572622</dc:date>
    <meta:editing-duration>PT14M47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28" meta:word-count="137" meta:character-count="895" meta:non-whitespace-character-count="805"/>
  </office:meta>
</office:document-meta>
</file>